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E0000015EA0FD177E7E410902.png" manifest:media-type="image/png"/>
  <manifest:file-entry manifest:full-path="Pictures/10000201000000D8000000D80514B4BE6A8D3F96.png" manifest:media-type="image/png"/>
  <manifest:file-entry manifest:full-path="Pictures/1000000000000421000000B8F7E6F4C1541AE82D.jpg" manifest:media-type="image/jpeg"/>
  <manifest:file-entry manifest:full-path="Pictures/1000020100000388000003FF66BE4E9F215600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Abyssinica SIL" svg:font-family="'Abyssinica SIL'" style:font-pitch="variable"/>
    <style:font-face style:name="Chilanka" svg:font-family="Chilanka" style:font-pitch="variable"/>
    <style:font-face style:name="Lohit Odia" svg:font-family="'Lohit Odia'" style:font-pitch="variable"/>
    <style:font-face style:name="Purisa" svg:font-family="Purisa" style:font-pitch="variable"/>
    <style:font-face style:name="Tlwg Typist" svg:font-family="'Tlwg Typist'" style:font-pitch="variable"/>
    <style:font-face style:name="padmaa" svg:font-family="padmaa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fill-color="#e3d200" draw:opacity="50%" draw:opacity-name="" draw:textarea-horizontal-align="justify" draw:textarea-vertical-align="middle" draw:auto-grow-height="false" fo:min-height="3.75cm" fo:min-width="18.1cm" draw:shadow="visible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2.75cm" fo:min-width="24.7cm" draw:shadow="visible" draw:shadow-offset-x="0.141cm" draw:shadow-offset-y="0.141cm" draw:shadow-color="#666666"/>
    </style:style>
    <style:style style:name="gr5" style:family="graphic" style:parent-style-name="standard">
      <style:graphic-properties svg:stroke-width="0.106cm" svg:stroke-color="#ffffff" draw:marker-start-width="0.358cm" draw:marker-end-width="0.358cm" draw:fill-color="#b2b2b2" draw:textarea-horizontal-align="justify" draw:textarea-vertical-align="middle" draw:auto-grow-height="false" fo:min-height="2.917cm" fo:min-width="24.596cm" fo:padding-top="0.177cm" fo:padding-bottom="0.177cm" fo:padding-left="0.302cm" fo:padding-right="0.302cm" draw:shadow="visible" draw:shadow-offset-x="0.141cm" draw:shadow-offset-y="0.141cm" draw:shadow-color="#000000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eeeee" draw:opacity="50%" draw:opacity-name="" draw:textarea-horizontal-align="justify" draw:textarea-vertical-align="middle" draw:auto-grow-height="false" fo:min-height="4.35cm" fo:min-width="23.1cm"/>
    </style:style>
    <style:style style:name="pr1" style:family="presentation" style:parent-style-name="Blue_5f_Curve-title">
      <style:graphic-properties svg:stroke-color="#0066b3" fo:min-height="5.937cm" draw:shadow="hidden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5.371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fo:min-height="1.771cm"/>
    </style:style>
    <style:style style:name="P1" style:family="paragraph">
      <style:text-properties style:font-name="Purisa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hilanka" fo:font-size="60pt" style:font-size-asian="60pt" style:font-size-complex="60pt"/>
    </style:style>
    <style:style style:name="P5" style:family="paragraph">
      <loext:graphic-properties draw:fill="none" draw:fill-color="#e3d200" draw:opacity="50%"/>
      <style:paragraph-properties fo:text-align="center"/>
      <style:text-properties style:font-name="Chilanka" fo:font-size="60pt" style:font-size-asian="60pt" style:font-size-complex="6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b2b2b2"/>
      <style:paragraph-properties fo:text-align="center"/>
      <style:text-properties style:font-name="Tlwg Typist" fo:font-size="72pt" fo:font-weight="bold" style:font-size-asian="72pt" style:font-weight-asian="bold" style:font-size-complex="72pt" style:font-weight-complex="bold"/>
    </style:style>
    <style:style style:name="P8" style:family="paragraph">
      <style:paragraph-properties fo:text-align="center"/>
      <style:text-properties style:font-name="Lohit Odia" fo:font-weight="bold" style:font-weight-asian="bold" style:font-weight-complex="bold"/>
    </style:style>
    <style:style style:name="P9" style:family="paragraph">
      <loext:graphic-properties draw:fill-color="#b2b2b2"/>
      <style:paragraph-properties fo:text-align="center"/>
      <style:text-properties style:font-name="Lohit Odia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style:font-name="DejaVu Serif" fo:font-size="80pt" style:font-size-asian="80pt" style:font-size-complex="80pt"/>
    </style:style>
    <style:style style:name="P11" style:family="paragraph">
      <style:paragraph-properties fo:text-align="center"/>
      <style:text-properties fo:color="#ffffff" style:font-name="DejaVu Serif" fo:font-size="80pt" style:font-size-asian="80pt" style:font-size-complex="80pt"/>
    </style:style>
    <style:style style:name="P12" style:family="paragraph">
      <style:paragraph-properties fo:text-align="center"/>
      <style:text-properties style:font-name="Abyssinica SIL" fo:font-weight="bold" style:font-weight-asian="bold" style:font-weight-complex="bold"/>
    </style:style>
    <style:style style:name="P13" style:family="paragraph">
      <loext:graphic-properties draw:fill-color="#eeeeee" draw:opacity="50%"/>
      <style:paragraph-properties fo:text-align="center"/>
      <style:text-properties style:font-name="Abyssinica SIL" fo:font-size="66pt" fo:font-weight="bold" style:font-size-asian="66pt" style:font-weight-asian="bold" style:font-size-complex="66pt" style:font-weight-complex="bold"/>
    </style:style>
    <style:style style:name="T1" style:family="text">
      <style:text-properties style:font-name="Purisa" fo:font-weight="bold" style:font-weight-asian="bold" style:font-weight-complex="bold"/>
    </style:style>
    <style:style style:name="T2" style:family="text">
      <style:text-properties style:font-name="Chilanka" fo:font-size="60pt" style:font-size-asian="60pt" style:font-size-complex="60pt"/>
    </style:style>
    <style:style style:name="T3" style:family="text">
      <style:text-properties style:font-name="Tlwg Typist" fo:font-size="72pt" fo:font-weight="bold" style:font-size-asian="72pt" style:font-weight-asian="bold" style:font-size-complex="72pt" style:font-weight-complex="bold"/>
    </style:style>
    <style:style style:name="T4" style:family="text">
      <style:text-properties style:font-name="Lohit Odia" fo:font-size="72pt" fo:font-weight="bold" style:font-size-asian="72pt" style:font-weight-asian="bold" style:font-size-complex="72pt" style:font-weight-complex="bold"/>
    </style:style>
    <style:style style:name="T5" style:family="text">
      <style:text-properties fo:color="#666666" style:font-name="Lohit Odia" fo:font-size="72pt" fo:font-weight="bold" style:font-size-asian="72pt" style:font-weight-asian="bold" style:font-size-complex="72pt" style:font-weight-complex="bold"/>
    </style:style>
    <style:style style:name="T6" style:family="text">
      <style:text-properties style:font-name="Lohit Odia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ffffff" style:font-name="DejaVu Serif" fo:font-size="80pt" style:font-size-asian="80pt" style:font-size-complex="80pt"/>
    </style:style>
    <style:style style:name="T8" style:family="text">
      <style:text-properties fo:color="#fff200" style:font-name="DejaVu Serif" fo:font-size="80pt" style:font-size-asian="80pt" style:font-size-complex="80pt"/>
    </style:style>
    <style:style style:name="T9" style:family="text">
      <style:text-properties style:font-name="Abyssinica SIL" fo:font-size="66pt" fo:font-weight="bold" style:font-size-asian="66pt" style:font-weight-asian="bold" style:font-size-complex="66pt" style:font-weight-complex="bold"/>
    </style:style>
    <style:style style:name="T10" style:family="text">
      <style:text-properties fo:color="#ce181e" style:font-name="Abyssinica SIL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19.8cm" svg:height="5.937cm" svg:x="5cm" svg:y="5.263cm" presentation:class="title" presentation:user-transformed="true">
          <draw:text-box>
            <text:p text:style-name="P1"><text:span text:style-name="T1">devopswiki.co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19.924cm" svg:height="7.238cm" draw:transform="skewX (0.103672557568463) rotate (3.1384510609362) translate (23.324cm 12.6cm)">
          <draw:image xlink:href="Pictures/1000020100000388000003FF66BE4E9F215600F5.png" xlink:type="simple" xlink:show="embed" xlink:actuate="onLoad">
            <text:p/>
          </draw:image>
        </draw:frame>
        <draw:custom-shape draw:style-name="gr3" draw:text-style-name="P5" draw:layer="layout" svg:width="18.6cm" svg:height="4cm" svg:x="4.2cm" svg:y="7.2cm">
          <text:p text:style-name="P4"><text:span text:style-name="T2">devopsw</text:span><text:span text:style-name="T2">iki.co.u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5.371cm" svg:x="1.6cm" svg:y="5.429cm" presentation:class="title" presentation:user-transformed="true">
          <draw:text-box>
            <text:p>ed</text:p>
          </draw:text-box>
        </draw:frame>
        <draw:custom-shape draw:style-name="gr4" draw:text-style-name="P7" draw:layer="layout" svg:width="25.2cm" svg:height="3cm" svg:x="1.6cm" svg:y="7cm">
          <text:p text:style-name="P6"><text:span text:style-name="T3">devopswiki.co.u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custom-shape draw:style-name="gr5" draw:text-style-name="P9" draw:layer="layout" svg:width="25.2cm" svg:height="3.271cm" svg:x="1.671cm" svg:y="6.8cm">
          <text:p text:style-name="P8"><text:span text:style-name="T4">devops</text:span><text:span text:style-name="T5">wiki</text:span><text:span text:style-name="T4">.co.u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custom-shape draw:style-name="gr5" draw:text-style-name="P9" draw:layer="layout" svg:width="25.2cm" svg:height="3.271cm" svg:x="1.742cm" svg:y="6.87cm">
          <text:p text:style-name="P8"><text:span text:style-name="T4">devops</text:span><text:span text:style-name="T5">wiki</text:span><text:span text:style-name="T6">.co.u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frame draw:style-name="gr6" draw:text-style-name="P11" draw:layer="layout" svg:width="23.2cm" svg:height="14cm" svg:x="2.6cm" svg:y="3.6cm">
          <draw:image xlink:href="Pictures/100002010000015E0000015EA0FD177E7E410902.png" xlink:type="simple" xlink:show="embed" xlink:actuate="onLoad">
            <text:p text:style-name="P10"><text:span text:style-name="T7">devops</text:span><text:span text:style-name="T8">wiki</text:span><text:span text:style-name="T7">.co.uk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5.714cm" svg:height="5.714cm" svg:x="2.686cm" svg:y="7.286cm">
          <draw:image xlink:href="Pictures/10000201000000D8000000D80514B4BE6A8D3F96.png" xlink:type="simple" xlink:show="embed" xlink:actuate="onLoad">
            <text:p/>
          </draw:image>
        </draw:frame>
        <draw:custom-shape draw:style-name="gr7" draw:text-style-name="P13" draw:layer="layout" svg:width="23.6cm" svg:height="4.6cm" svg:x="3.2cm" svg:y="7.8cm">
          <text:p text:style-name="P12"><text:span text:style-name="T9"><text:s text:c="4"/></text:span><text:span text:style-name="T9">devops</text:span><text:span text:style-name="T10">wiki</text:span><text:span text:style-name="T9">.co.u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Abyssinica SIL" svg:font-family="'Abyssinica SIL'" style:font-pitch="variable"/>
    <style:font-face style:name="Chilanka" svg:font-family="Chilanka" style:font-pitch="variable"/>
    <style:font-face style:name="Lohit Odia" svg:font-family="'Lohit Odia'" style:font-pitch="variable"/>
    <style:font-face style:name="Purisa" svg:font-family="Purisa" style:font-pitch="variable"/>
    <style:font-face style:name="Tlwg Typist" svg:font-family="'Tlwg Typist'" style:font-pitch="variable"/>
    <style:font-face style:name="padmaa" svg:font-family="padmaa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solid" svg:stroke-width="0.6cm" svg:stroke-color="#3465a4" draw:marker-start-width="1.1cm" draw:marker-end-width="1.1cm" svg:stroke-opacity="85%" draw:fill="none" draw:textarea-vertical-align="middle" draw:shadow="visible" draw:shadow-offset-x="0.3cm" draw:shadow-offset-y="0.3cm" draw:shadow-color="#000000" draw:shadow-opacity="90%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20:56:45.056883724</meta:creation-date>
    <meta:editing-duration>PT26M20S</meta:editing-duration>
    <meta:editing-cycles>5</meta:editing-cycles>
    <meta:generator>LibreOffice/6.0.7.3$Linux_X86_64 LibreOffice_project/00m0$Build-3</meta:generator>
    <dc:title>Blue Curve</dc:title>
    <dc:date>2020-01-20T21:54:26.576499354</dc:date>
    <meta:document-statistic meta:object-count="64"/>
  </office:meta>
</office:document-meta>
</file>